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TableColumn3" style:family="table-column">
      <style:table-column-properties style:column-width="2.2305in" style:use-optimal-column-width="false"/>
    </style:style>
    <style:style style:name="TableColumn4" style:family="table-column">
      <style:table-column-properties style:column-width="2.2312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" style:family="table-column">
      <style:table-column-properties style:column-width="2.2305in" style:use-optimal-column-width="false"/>
    </style:style>
    <style:style style:name="TableColumn20" style:family="table-column">
      <style:table-column-properties style:column-width="2.2312in" style:use-optimal-column-width="false"/>
    </style:style>
    <style:style style:name="TableColumn21" style:family="table-column">
      <style:table-column-properties style:column-width="2.2312in" style:use-optimal-column-width="false"/>
    </style:style>
    <style:style style:name="Table18" style:family="table">
      <style:table-properties style:width="6.693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" style:parent-style-name="Основнойшрифтабзаца" style:family="text">
      <style:text-properties fo:language="en" fo:country="US"/>
    </style:style>
    <style:style style:name="TableColumn44" style:family="table-column">
      <style:table-column-properties style:column-width="2.2305in" style:use-optimal-column-width="false"/>
    </style:style>
    <style:style style:name="TableColumn45" style:family="table-column">
      <style:table-column-properties style:column-width="2.2312in" style:use-optimal-column-width="false"/>
    </style:style>
    <style:style style:name="TableColumn46" style:family="table-column">
      <style:table-column-properties style:column-width="2.2312in" style:use-optimal-column-width="false"/>
    </style:style>
    <style:style style:name="Table43" style:family="table">
      <style:table-properties style:width="6.693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language="en" fo:country="US"/>
    </style:style>
    <style:style style:name="TableCell5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en" fo:country="US"/>
    </style:style>
    <style:style style:name="TableCell56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fo:language="en" fo:country="U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language="en" fo:country="US"/>
    </style:style>
    <style:style style:name="TableCell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language="en" fo:country="US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language="en" fo:country="US"/>
    </style:style>
    <style:style style:name="TableCell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language="en" fo:country="US"/>
    </style:style>
    <style:style style:name="TableCell69" style:family="table-cell">
      <style:table-cell-properties fo:border="0.0069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Оглавление</text:p>
          <text:p text:style-name="Contents1"><text:a xlink:href="#__RefHeading___Toc3616_1678824269" office:target-frame-name="_top" xlink:show="replace">Введение<text:tab/>1</text:a></text:p>
          <text:p text:style-name="Contents1"><text:a xlink:href="#__RefHeading___Toc3609_1678824269" office:target-frame-name="_top" xlink:show="replace">Общее описание СУБД<text:tab/>1</text:a></text:p>
          <text:p text:style-name="Contents2"><text:a xlink:href="#__RefHeading___Toc3611_1678824269" office:target-frame-name="_top" xlink:show="replace">Серверная БД<text:tab/>1</text:a></text:p>
          <text:p text:style-name="Contents3"><text:a xlink:href="#__RefHeading___Toc3625_1678824269" office:target-frame-name="_top" xlink:show="replace">Таблица User<text:tab/>1</text:a></text:p>
          <text:p text:style-name="Contents3"><text:a xlink:href="#__RefHeading___Toc3627_1678824269" office:target-frame-name="_top" xlink:show="replace">Таблица Device<text:tab/>1</text:a></text:p>
          <text:p text:style-name="Contents2"><text:a xlink:href="#__RefHeading___Toc3613_1678824269" office:target-frame-name="_top" xlink:show="replace">Локальная БД<text:tab/>2</text:a></text:p>
        </text:index-body>
      </text:table-of-content>
      <text:h text:style-name="Заголовок1" text:outline-level="1"/>
      <text:p text:style-name="Заголовок"><text:bookmark-start text:name="__RefHeading___Toc3607_1678824269"/>Техническое описание проекта<text:bookmark-end text:name="__RefHeading___Toc3607_1678824269"/></text:p>
      <text:h text:style-name="Заголовок1" text:outline-level="1"><text:bookmark-start text:name="__RefHeading___Toc3616_1678824269"/>Введение<text:bookmark-end text:name="__RefHeading___Toc3616_1678824269"/></text:h>
      <text:h text:style-name="Заголовок1" text:outline-level="1"><text:bookmark-start text:name="__RefHeading___Toc3609_1678824269"/>Общее описание СУБД<text:bookmark-end text:name="__RefHeading___Toc3609_1678824269"/></text:h>
      <text:p text:style-name="Textbody">Для сервера выбрана СУБД Postgresql так как она: opensource, производительная, популярная, имеет клон для гос органов, имеет версию под Linux (в том числе Гослинукс). Серверная СУБД<text:s/>используется для хранения пользователей, устройств, трэков пользователей. Выбор трэков происходит в storedprocedure.</text:p>
      <text:p text:style-name="Textbody">Для локальной СУБД выбрана SQLite так как она: opensource, популярная, имеет большой кол-во поддерживаемых платформ, легко встраиваемая. Локальная СУБД используется для кэша и очереди загрузки.</text:p>
      <text:p text:style-name="Textbody">На данном этапе развития система не предполагает высокий уровень защищенности и конфиденциальности и поэтому нет необходимости использовать систему паролей. Добавление устройств происходит либо с помощью социальных сетей либо как ввод или сканирование GUID устройств или GUID пользователя.</text:p>
      <text:h text:style-name="Заголовок2" text:outline-level="2"><text:bookmark-start text:name="__RefHeading___Toc3611_1678824269"/>Серверная БД<text:bookmark-end text:name="__RefHeading___Toc3611_1678824269"/></text:h>
      <text:h text:style-name="Заголовок3" text:outline-level="3"><text:bookmark-start text:name="__RefHeading___Toc3625_1678824269"/>Таблица User<text:bookmark-end text:name="__RefHeading___Toc3625_1678824269"/></text:h>
      <text:p text:style-name="Textbody">Содержит список пользователей системы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Наименование</text:p>
          </table:table-cell>
          <table:table-cell table:style-name="TableCell8">
            <text:p text:style-name="TableContents">Тип</text:p>
          </table:table-cell>
          <table:table-cell table:style-name="TableCell9">
            <text:p text:style-name="TableContents">Описание</text:p>
          </table:table-cell>
        </table:table-row>
        <table:table-row table:style-name="TableRow10">
          <table:table-cell table:style-name="TableCell11">
            <text:p text:style-name="TableContents">ID</text:p>
          </table:table-cell>
          <table:table-cell table:style-name="TableCell12">
            <text:p text:style-name="TableContents">UUID</text:p>
          </table:table-cell>
          <table:table-cell table:style-name="TableCell13">
            <text:p text:style-name="TableContents">Уникальный идентификатор пользователя.</text:p>
          </table:table-cell>
        </table:table-row>
        <table:table-row table:style-name="TableRow14">
          <table:table-cell table:style-name="TableCell15">
            <text:p text:style-name="TableContents">Name</text:p>
          </table:table-cell>
          <table:table-cell table:style-name="TableCell16">
            <text:p text:style-name="TableContents"/>
          </table:table-cell>
          <table:table-cell table:style-name="TableCell17">
            <text:p text:style-name="TableContents">Имя пользователя</text:p>
          </table:table-cell>
        </table:table-row>
      </table:table>
      <text:p text:style-name="Textbody"/>
      <text:h text:style-name="Заголовок3" text:outline-level="3"><text:bookmark-start text:name="__RefHeading___Toc3627_1678824269"/>Таблица Device<text:bookmark-end text:name="__RefHeading___Toc3627_1678824269"/></text:h>
      <text:p text:style-name="Textbody">Содержит список устройств и привязку с пользователям. Устройствами называются ноутбуки, компьютеры, мобильные устройства, сессии в веб браузере, физические устройства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TableContents">Наименование</text:p>
          </table:table-cell>
          <table:table-cell table:style-name="TableCell24">
            <text:p text:style-name="TableContents">Тип</text:p>
          </table:table-cell>
          <table:table-cell table:style-name="TableCell25">
            <text:p text:style-name="TableContents">Описание</text:p>
          </table:table-cell>
        </table:table-row>
        <table:table-row table:style-name="TableRow26">
          <table:table-cell table:style-name="TableCell27">
            <text:p text:style-name="TableContents">ID</text:p>
          </table:table-cell>
          <table:table-cell table:style-name="TableCell28">
            <text:p text:style-name="TableContents">UUID</text:p>
          </table:table-cell>
          <table:table-cell table:style-name="TableCell29">
            <text:p text:style-name="TableContents">Уникальный идентификатор устройства.</text:p>
          </table:table-cell>
        </table:table-row>
        <table:table-row table:style-name="TableRow30">
          <table:table-cell table:style-name="TableCell31">
            <text:p text:style-name="TableContents">UserID</text:p>
          </table:table-cell>
          <table:table-cell table:style-name="TableCell32">
            <text:p text:style-name="TableContents">UUID</text:p>
          </table:table-cell>
          <table:table-cell table:style-name="TableCell33">
            <text:p text:style-name="TableContents">Ссылка на пользователя к которому привязанно данное устройство</text:p>
          </table:table-cell>
        </table:table-row>
        <table:table-row table:style-name="TableRow34">
          <table:table-cell table:style-name="TableCell35">
            <text:p text:style-name="TableContents">Name</text:p>
          </table:table-cell>
          <table:table-cell table:style-name="TableCell36">
            <text:p text:style-name="TableContents"/>
          </table:table-cell>
          <table:table-cell table:style-name="TableCell37">
            <text:p text:style-name="TableContents">Наименование устройства. Генерируется по возможности автоматически с возможностью изменения пользователем. Например iPhoneSE-alexv</text:p>
          </table:table-cell>
        </table:table-row>
        <table:table-row table:style-name="TableRow38"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</table:table-row>
      </table:table>
      <text:h text:style-name="Заголовок2" text:outline-level="2"><text:bookmark-start text:name="__RefHeading___Toc3613_1678824269"/>Локальная БД<text:bookmark-end text:name="__RefHeading___Toc3613_1678824269"/></text:h>
      <text:h text:style-name="Заголовок3" text:outline-level="3">Таблица<text:s/><text:span text:style-name="T42">Files</text:span></text:h>
      <text:p text:style-name="Textbody">Содержит список выбранных пользователем для загрузки на сервер файлов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TableContents">Наименование</text:p>
          </table:table-cell>
          <table:table-cell table:style-name="TableCell49">
            <text:p text:style-name="TableContents">Тип</text:p>
          </table:table-cell>
          <table:table-cell table:style-name="TableCell50">
            <text:p text:style-name="TableContents">Описание</text:p>
          </table:table-cell>
        </table:table-row>
        <table:table-row table:style-name="TableRow51">
          <table:table-cell table:style-name="TableCell52">
            <text:p text:style-name="P53">id</text:p>
          </table:table-cell>
          <table:table-cell table:style-name="TableCell54">
            <text:p text:style-name="P55">TEXT</text:p>
          </table:table-cell>
          <table:table-cell table:style-name="TableCell56">
            <text:p text:style-name="TableContents">Уникальный идентификатор файла<text:span text:style-name="T57"><text:s/>(UUID)</text:span>.</text:p>
          </table:table-cell>
        </table:table-row>
        <table:table-row table:style-name="TableRow58">
          <table:table-cell table:style-name="TableCell59">
            <text:p text:style-name="P60">subPath</text:p>
          </table:table-cell>
          <table:table-cell table:style-name="TableCell61">
            <text:p text:style-name="P62">TEXT</text:p>
          </table:table-cell>
          <table:table-cell table:style-name="TableCell63">
            <text:p text:style-name="TableContents">Локальный путь к файлу</text:p>
          </table:table-cell>
        </table:table-row>
        <table:table-row table:style-name="TableRow64">
          <table:table-cell table:style-name="TableCell65">
            <text:p text:style-name="P66">uploaded</text:p>
          </table:table-cell>
          <table:table-cell table:style-name="TableCell67">
            <text:p text:style-name="P68">NUMERIC</text:p>
          </table:table-cell>
          <table:table-cell table:style-name="TableCell69">
            <text:p text:style-name="TableContents">Флаг загруженности на сервер: 0 – не загружен, 1 - загружен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mitry</dc:creator>
    <meta:creation-date>2016-09-07T05:53:00Z</meta:creation-date>
    <dc:date>2016-09-07T05:14:00Z</dc:date>
    <meta:template xlink:href="Normal.dotm" xlink:type="simple"/>
    <meta:editing-cycles>4</meta:editing-cycles>
    <meta:editing-duration>PT1260S</meta:editing-duration>
    <meta:document-statistic meta:page-count="1" meta:paragraph-count="4" meta:word-count="330" meta:character-count="2208" meta:row-count="15" meta:non-whitespace-character-count="1882"/>
  </office:meta>
</office:document-meta>
</file>